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VariableImpl.BooleanVariableImpl( String variableName , boolean _initial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VariableImpl.get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Variable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